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9470"/>
    </style:style>
    <style:style style:name="T1" style:family="text">
      <style:text-properties officeooo:rsid="001b94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ítulo: Inspiración de Diseño Gráfico: Ejemplos Creativos</text:p>
      <text:p text:style-name="Standard"/>
      <text:p text:style-name="Standard">Introducción:</text:p>
      <text:p text:style-name="Standard">La inspiración es un factor crucial en el diseño gráfico, y es importante estar expuesto a diferentes fuentes de creatividad. En este artículo, exploraremos diversas fuentes de inspiración que te ayudarán a descubrir ejemplos creativos y alimentar tu creatividad. Desde páginas web hasta revistas especializadas y perfiles de redes sociales, encontrarás una variedad de recursos para obtener ideas frescas y estimulantes.</text:p>
      <text:p text:style-name="Standard"/>
      <text:p text:style-name="Standard">1. Páginas web para inspiración de diseño gráfico:</text:p>
      <text:p text:style-name="Standard"/>
      <text:p text:style-name="Standard">- Behance (www.behance.net): Explora una amplia gama de proyectos de diseño gráfico, desde branding hasta ilustraciones y diseños de interfaces. Descubre el trabajo de talentosos diseñadores de todo el mundo y obtén inspiración para tus propios proyectos.</text:p>
      <text:p text:style-name="Standard"/>
      <text:p text:style-name="Standard">- Dribbble (dribbble.com): Explora los "shots" de diseño gráfico compartidos por diseñadores de todo el mundo. Encuentra ideas innovadoras, tendencias actuales y diseños visualmente atractivos que te inspiren en tu proceso creativo.</text:p>
      <text:p text:style-name="Standard"/>
      <text:p text:style-name="Standard">- Awwwards (www.awwwards.com): Descubre una selección de los mejores diseños web y de interfaz en esta plataforma. Explora proyectos premiados y obtén inspiración en cuanto a la estética, la interacción y las últimas tendencias en diseño digital.</text:p>
      <text:p text:style-name="Standard"/>
      <text:p text:style-name="Standard">2. Revistas de diseño gráfico:</text:p>
      <text:p text:style-name="Standard"/>
      <text:p text:style-name="Standard">- Communication Arts (www.commarts.com): Esta revista presenta los mejores trabajos en diseño gráfico, ilustración, fotografía y más. Sumérgete en sus páginas para descubrir proyectos destacados, entrevistas con diseñadores y artículos que te mantendrán actualizado sobre las últimas tendencias.</text:p>
      <text:p text:style-name="Standard"/>
      <text:p text:style-name="Standard">- Print (www.printmag.com): Explora el mundo del diseño gráfico en todas sus formas a través de los artículos y proyectos destacados en esta revista. Descubre nuevas técnicas, estilos y enfoques innovadores que te inspiren en tu propia práctica creativa.</text:p>
      <text:p text:style-name="Standard"/>
      <text:p text:style-name="Standard">3. Perfiles de Twitter e Instagram:</text:p>
      <text:p text:style-name="Standard"/>
      <text:p text:style-name="Standard">- @Designspiration (Twitter e Instagram): Esta cuenta de redes sociales comparte diariamente inspiración de diseño gráfico de todo el mundo. Descubre nuevos enfoques, estilos y proyectos creativos que te ayudarán a expandir tus horizontes y explorar nuevas ideas.</text:p>
      <text:p text:style-name="Standard"/>
      <text:p text:style-name="Standard">- @TheDieline (Twitter e Instagram): Sigue esta cuenta especializada en diseño de envases y embalajes. Encuentra inspiración en diseños de packaging innovadores, materiales creativos y técnicas vanguardistas en la presentación de productos.</text:p>
      <text:p text:style-name="Standard"/>
      <text:p text:style-name="Standard">- @typetopia (Twitter e Instagram): Descubre la belleza de la tipografía a través de esta cuenta dedicada a la creatividad tipográfica. Explora diseños tipográficos únicos, letras sorprendentes y experimentos audaces que te inspirarán a jugar con las posibilidades de la tipografía en tus propios proyectos.</text:p>
      <text:p text:style-name="Standard"/>
      <text:p text:style-name="P1">3. <text:span text:style-name="T1">Aplicaciones</text:span>:</text:p>
      <text:p text:style-name="P1"/>
      <text:p text:style-name="P1"><text:soft-page-break/>1. Adobe Creative Cloud: La suite de aplicaciones móviles de Adobe ofrece herramientas como Adobe Spark, Adobe Capture y Adobe Color. Estas aplicaciones te permiten crear gráficos, capturar y generar paletas de colores, y explorar proyectos creativos de otros usuarios.</text:p>
      <text:p text:style-name="P1"/>
      <text:p text:style-name="P1">2. Pinterest: Esta popular plataforma no solo es una fuente de inspiración visual en general, sino que también cuenta con una amplia selección de ideas y ejemplos relacionados con el diseño gráfico. Explora tableros dedicados al diseño, guarda tus referencias favoritas y descubre nuevos enfoques creativos.</text:p>
      <text:p text:style-name="P1"/>
      <text:p text:style-name="P1">3. Canva: Canva es una aplicación de diseño gráfico que ofrece plantillas y herramientas fáciles de usar para crear diseños profesionales en dispositivos móviles. Explora la galería de diseños, obtén inspiración de las plantillas existentes y personalízalas según tus necesidades.</text:p>
      <text:p text:style-name="P1"/>
      <text:p text:style-name="P1">Recuerda que la inspiración puede provenir de diversas fuentes, y estas aplicaciones móviles son solo algunas de las muchas disponibles. Aprovecha estas herramientas para descubrir nuevas ideas, técnicas y tendencias en el diseño gráfico. Permítete ser inspirado por el trabajo de otros, pero siempre añade tu propio toque y estilo único a tus diseño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es-419" fo:language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2:55:18.023000000</meta:creation-date>
    <dc:date>2023-05-18T13:46:00.129000000</dc:date>
    <meta:editing-duration>PT50M41S</meta:editing-duration>
    <meta:editing-cycles>9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19" meta:word-count="568" meta:character-count="3923" meta:non-whitespace-character-count="3373"/>
  </office:meta>
</office:document-meta>
</file>